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11" style:family="graphic" style:parent-style-name="standard">
      <style:graphic-properties draw:stroke="none" svg:stroke-color="#000000" draw:fill="none" draw:fill-color="#ffffff" fo:min-height="0.656cm"/>
    </style:style>
    <style:style style:name="gr12" style:family="graphic" style:parent-style-name="standard">
      <style:graphic-properties draw:stroke="none" svg:stroke-color="#000000" draw:fill="none" draw:fill-color="#ffffff" fo:min-height="0.7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56cm" svg:y="2.366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751cm" svg:y="4.955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6.001cm" svg:y="4.517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cm" svg:height="1.7cm" svg:x="13.349cm" svg:y="6.465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9cm" svg:height="1.817cm" svg:x="5.05cm" svg:y="7.866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202cm" svg:y1="3.732cm" svg:x2="16.469cm" svg:y2="4.766cm" draw:start-shape="id1" draw:start-glue-point="9" draw:end-shape="id2" draw:end-glue-point="5" svg:d="M13202 3732l3267 1034" svg:viewBox="0 0 3268 1035">
          <text:p/>
        </draw:connector>
        <draw:connector draw:style-name="gr6" draw:text-style-name="P3" draw:layer="layout" draw:type="line" svg:x1="9.014cm" svg:y1="6.33cm" svg:x2="6.672cm" svg:y2="8.132cm" draw:start-shape="id3" draw:start-glue-point="7" draw:end-shape="id4" draw:end-glue-point="11" svg:d="M9014 6330l-2342 1802" svg:viewBox="0 0 2343 1803">
          <text:p/>
        </draw:connector>
        <draw:frame draw:style-name="gr7" draw:text-style-name="P4" draw:layer="layout" svg:width="2.3cm" svg:height="1.353cm" svg:x="6.148cm" svg:y="6.565cm">
          <draw:text-box>
            <text:p><text:span text:style-name="T1">V &gt; 0</text:span></text:p>
          </draw:text-box>
        </draw:frame>
        <draw:connector draw:style-name="gr6" draw:text-style-name="P3" draw:layer="layout" draw:type="line" svg:x1="10.287cm" svg:y1="6.33cm" svg:x2="13.788cm" svg:y2="6.714cm" draw:start-shape="id3" draw:start-glue-point="9" draw:end-shape="id5" draw:end-glue-point="5" svg:d="M10287 6330l3501 384" svg:viewBox="0 0 3502 385">
          <text:p/>
        </draw:connector>
        <draw:frame draw:style-name="gr8" draw:text-style-name="P4" draw:layer="layout" svg:width="2.099cm" svg:height="1.361cm" svg:x="11.549cm" svg:y="5.563cm">
          <draw:text-box>
            <text:p><text:span text:style-name="T1">V &lt;= 0</text:span></text:p>
          </draw:text-box>
        </draw:frame>
        <draw:frame draw:style-name="gr9" draw:text-style-name="P5" draw:layer="layout" svg:width="3.8cm" svg:height="1cm" svg:x="13.949cm" svg:y="3.465cm">
          <draw:text-box>
            <text:p text:style-name="P1"><text:span text:style-name="T1">E &lt;= 0</text:span></text:p>
          </draw:text-box>
        </draw:frame>
        <draw:connector draw:style-name="gr6" draw:text-style-name="P3" draw:layer="layout" draw:type="line" svg:x1="12.004cm" svg:y1="3.732cm" svg:x2="10.287cm" svg:y2="5.191cm" draw:start-shape="id1" draw:start-glue-point="7" draw:end-shape="id3" draw:end-glue-point="11" svg:d="M12004 3732l-1717 1459" svg:viewBox="0 0 1718 1460">
          <text:p/>
        </draw:connector>
        <draw:custom-shape draw:style-name="gr10" draw:text-style-name="P2" xml:id="id6" draw:id="id6" draw:layer="layout" svg:width="1.9cm" svg:height="1.72cm" svg:x="11.049cm" svg:y="7.954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99cm" svg:height="1.611cm" svg:x="5.101cm" svg:y="15.1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672cm" svg:y1="9.417cm" svg:x2="11.327cm" svg:y2="9.422cm" draw:start-shape="id4" draw:start-glue-point="9" draw:end-shape="id6" draw:end-glue-point="7" svg:d="M6672 9417l4655 5" svg:viewBox="0 0 4656 6">
          <text:p/>
        </draw:connector>
        <draw:connector draw:style-name="gr6" draw:text-style-name="P3" draw:layer="layout" draw:type="line" svg:x1="6.001cm" svg:y1="13.2cm" svg:x2="6.001cm" svg:y2="15.189cm" draw:start-shape="id7" draw:start-glue-point="8" draw:end-shape="id8" draw:end-glue-point="4" svg:d="M6001 13200v1989" svg:viewBox="0 0 1 1990">
          <text:p/>
        </draw:connector>
        <draw:frame draw:style-name="gr11" draw:text-style-name="P4" draw:layer="layout" svg:width="2.551cm" svg:height="0.906cm" svg:x="8.149cm" svg:y="9.494cm">
          <draw:text-box>
            <text:p><text:span text:style-name="T1">i &lt; E + 1</text:span></text:p>
          </draw:text-box>
        </draw:frame>
        <draw:connector draw:style-name="gr6" draw:text-style-name="P3" draw:layer="layout" draw:type="line" svg:x1="11.049cm" svg:y1="8.814cm" svg:x2="6.95cm" svg:y2="8.775cm" draw:start-shape="id6" draw:start-glue-point="6" draw:end-shape="id4" draw:end-glue-point="10" svg:d="M11049 8814l-4099-39" svg:viewBox="0 0 4100 40">
          <text:p/>
        </draw:connector>
        <draw:frame draw:style-name="gr9" draw:text-style-name="P5" draw:layer="layout" svg:width="3.8cm" svg:height="1cm" svg:x="8.149cm" svg:y="3.665cm">
          <draw:text-box>
            <text:p text:style-name="P1"><text:span text:style-name="T1">E &gt; 0</text:span></text:p>
          </draw:text-box>
        </draw:frame>
        <draw:connector draw:style-name="gr6" draw:text-style-name="P3" draw:layer="layout" draw:type="line" svg:x1="6cm" svg:y1="9.683cm" svg:x2="6.001cm" svg:y2="11.589cm" draw:start-shape="id4" draw:start-glue-point="8" draw:end-shape="id7" draw:end-glue-point="4" svg:d="M6000 9683l1 1906" svg:viewBox="0 0 2 1907">
          <text:p/>
        </draw:connector>
        <draw:frame draw:style-name="gr12" draw:text-style-name="P4" draw:layer="layout" svg:width="2.848cm" svg:height="1.041cm" svg:x="3.252cm" svg:y="10.359cm">
          <draw:text-box>
            <text:p><text:span text:style-name="T1">i &gt;= E + 1</text:span></text:p>
          </draw:text-box>
        </draw:frame>
        <draw:custom-shape draw:style-name="gr2" draw:text-style-name="P2" xml:id="id7" draw:id="id7" draw:layer="layout" svg:width="1.799cm" svg:height="1.611cm" svg:x="5.101cm" svg:y="11.589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799cm" svg:height="1.611cm" svg:x="10.902cm" svg:y="11.5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399cm" svg:height="1cm" svg:x="7.901cm" svg:y="13.1cm">
          <draw:text-box>
            <text:p><text:span text:style-name="T1">i &lt; E</text:span></text:p>
          </draw:text-box>
        </draw:frame>
        <draw:connector draw:style-name="gr6" draw:text-style-name="P3" draw:layer="layout" draw:type="line" svg:x1="10.902cm" svg:y1="12.395cm" svg:x2="6.9cm" svg:y2="12.395cm" draw:start-shape="id9" draw:start-glue-point="6" draw:end-shape="id7" draw:end-glue-point="10" svg:d="M10902 12395h-4002" svg:viewBox="0 0 4003 1">
          <text:p/>
        </draw:connector>
        <draw:connector draw:style-name="gr6" draw:text-style-name="P3" draw:layer="layout" draw:type="line" svg:x1="6.637cm" svg:y1="12.964cm" svg:x2="11.165cm" svg:y2="12.964cm" draw:start-shape="id7" draw:start-glue-point="9" draw:end-shape="id9" draw:end-glue-point="7" svg:d="M6637 12964h4528" svg:viewBox="0 0 4529 1">
          <text:p/>
        </draw:connector>
        <draw:connector draw:style-name="gr6" draw:text-style-name="P3" draw:layer="layout" draw:type="line" svg:x1="12.569cm" svg:y1="1.2cm" svg:x2="12.603cm" svg:y2="2.366cm" draw:end-shape="id1" draw:end-glue-point="4" svg:d="M12569 1200l34 1166" svg:viewBox="0 0 35 1167">
          <text:p/>
        </draw:connector>
        <draw:frame draw:style-name="gr11" draw:text-style-name="P4" draw:layer="layout" svg:width="2.041cm" svg:height="0.906cm" svg:x="4.1cm" svg:y="13.794cm">
          <draw:text-box>
            <text:p><text:span text:style-name="T1">i &gt;= 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2:23:15.758378965</meta:creation-date>
    <dc:date>2017-10-16T12:29:26.852813857</dc:date>
    <meta:editing-duration>PT6M10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